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ahier des charges </text:p>
      <text:p text:style-name="Standard"/>
      <text:p text:style-name="Standard"/>
      <text:p text:style-name="Standard"/>
      <text:p text:style-name="Standard">Projet </text:p>
      <text:p text:style-name="Standard"/>
      <text:p text:style-name="Standard">Arlando</text:p>
      <text:p text:style-name="Standard"/>
      <text:p text:style-name="Standard"/>
      <text:p text:style-name="Standard"/>
      <text:p text:style-name="Standard">Description</text:p>
      <text:p text:style-name="Standard"/>
      <text:p text:style-name="Standard"/>
      <text:list xml:id="list1538431929097061300" text:style-name="L1">
        <text:list-item>
          <text:p text:style-name="P1">Gestion de l'activité de l'Association, comprenant les documentations technique, la redevance des adhérents , le stock de fournitures, l'achat et vente de fournitures, le planning et réservation des ressources pour les activités et y compris des salles, du matériel, des documentations à disposition des adhérents en interne et la traçabilité temporaire <text:s/>des dites ressources <text:s/>chez l'adhéren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tillard </meta:initial-creator>
    <meta:creation-date>2019-08-01T20:58:07</meta:creation-date>
    <dc:date>2019-08-02T00:57:37</dc:date>
    <dc:creator>cotillard </dc:creator>
    <meta:editing-duration>PT12M13S</meta:editing-duration>
    <meta:editing-cycles>6</meta:editing-cycles>
    <meta:generator>OpenOffice/4.0.0$Unix OpenOffice.org_project/400m3$Build-9702</meta:generator>
    <meta:document-statistic meta:table-count="0" meta:image-count="0" meta:object-count="0" meta:page-count="1" meta:paragraph-count="5" meta:word-count="63" meta:character-count="439"/>
  </office:meta>
</office:document-meta>
</file>